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Колонтитулы">
      <style:paragraph-properties fo:text-align="start" style:justify-single-word="false">
        <style:tab-stops>
          <style:tab-stop style:position="3.1319in" style:type="center"/>
          <style:tab-stop style:position="6.2638in" style:type="right"/>
        </style:tab-stops>
      </style:paragraph-properties>
    </style:style>
    <style:style style:name="P2" style:family="paragraph" style:parent-style-name="Подзаголовок" style:master-page-name="Standard">
      <style:paragraph-properties style:page-number="auto"/>
      <style:text-properties officeooo:rsid="00105bc9" officeooo:paragraph-rsid="00105bc9"/>
    </style:style>
    <style:style style:name="P3" style:family="paragraph" style:parent-style-name="Текстовый_20_блок" style:list-style-name="WWNum2"/>
    <style:style style:name="P4" style:family="paragraph" style:parent-style-name="Текстовый_20_блок">
      <style:paragraph-properties fo:margin-top="0in" fo:margin-bottom="0.0201in" loext:contextual-spacing="false"/>
      <style:text-properties officeooo:paragraph-rsid="00105bc9"/>
    </style:style>
    <style:style style:name="T1" style:family="text">
      <style:text-properties style:font-name="Arial" fo:language="ru" fo:country="RU"/>
    </style:style>
    <style:style style:name="T2" style:family="text">
      <style:text-properties style:font-name="Arial" fo:language="ru" fo:country="RU" officeooo:rsid="00105bc9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style:font-name="Arial" fo:language="en" fo:country="US"/>
    </style:style>
    <style:style style:name="T5" style:family="text">
      <style:text-properties style:font-name="Arial" fo:language="en" fo:country="US" style:font-name-asian="Arial1" style:font-name-complex="Arial1"/>
    </style:style>
    <style:style style:name="T6" style:family="text">
      <style:text-properties style:font-name="Arial" fo:language="en" fo:country="US" officeooo:rsid="00105b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Карта, показывающая местонахождение мероприятия</text:span></text:p>
      <text:h text:style-name="Заголовок_20_2" text:outline-level="1"><text:span text:style-name="T1">Краткое описание задачи</text:span><text:span text:style-name="T4"> </text:span></text:h>
      <text:p text:style-name="Текстовый_20_блок"><text:span text:style-name="T2">Создать компонент, представляющий из себя карту, где отмечено место проведения мероприятия, а также координаты сего места</text:span><text:span text:style-name="T1">:</text:span></text:p>
      <text:list xml:id="list2578636314592357877" text:style-name="WWNum2">
        <text:list-header>
          <text:p text:style-name="P3"><text:span text:style-name="T5"/></text:p>
        </text:list-header>
      </text:list>
      <text:p text:style-name="Текстовый_20_блок"><text:span text:style-name="T1">Также необходимо разработать функции для удобной работы с этой </text:span><text:span text:style-name="T2">картой</text:span><text:span text:style-name="T1">.</text:span></text:p>
      <text:h text:style-name="Заголовок_20_2" text:outline-level="1"><text:span text:style-name="T1">Подробное описание</text:span></text:h>
      <text:p text:style-name="P4"><text:span text:style-name="T6">Создать функцию getCoords(Placename), котороая принимает строку-название места проведения мероприятия и возвращает координаты coord = {lat, lng}<text:line-break/>Создать функцию displayPlace(Placename), которая принимает строку-название места проведения мероприятия и показывает это место на карте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padding="0in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Колонтитулы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lways" style:writing-mode="lr-tb">
        <style:tab-stops>
          <style:tab-stop style:position="6.2638in" style:type="right"/>
        </style:tab-stops>
      </style:paragraph-properties>
      <style:text-properties fo:text-transform="uppercase" fo:color="#000000" style:text-outline="false" style:text-line-through-style="none" style:text-line-through-type="none" style:text-position="0% 100%" style:font-name="Baskerville" fo:font-family="Baskerville" style:font-family-generic="roman" style:font-pitch="variable" fo:font-size="10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0pt" style:font-style-asian="normal" style:font-weight-asian="normal" style:font-name-complex="Arial Unicode MS" style:font-family-complex="'Arial Unicode MS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Подзаголовок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dc5921" style:text-outline="false" style:text-line-through-style="none" style:text-line-through-type="none" style:text-position="0% 100%" style:font-name="Baskerville" fo:font-family="Baskerville" style:font-family-generic="roman" style:font-pitch="variable" fo:font-size="32pt" fo:letter-spacing="0.0043in" fo:language="ru" fo:country="RU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fo:hyphenate="true" fo:hyphenation-remain-char-count="2" fo:hyphenation-push-char-count="2"/>
    </style:style>
    <style:style style:name="Текст_20_2" style:display-name="Текст 2" style:family="paragraph" style:default-outline-level="">
      <loext:graphic-properties draw:fill="solid" draw:fill-color="#ffffff"/>
      <style:paragraph-properties fo:margin-left="0in" fo:margin-right="0in" fo:margin-top="0in" fo:margin-bottom="0.0555in" loext:contextual-spacing="false" fo:line-height="12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434343" style:text-outline="false" style:text-line-through-style="none" style:text-line-through-type="none" style:text-position="0% 100%" style:font-name="Baskerville" fo:font-family="Baskerville" style:font-family-generic="roman" style:font-pitch="variable" fo:font-size="12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Заголовок_20_2" style:display-name="Заголовок 2" style:family="paragraph" style:next-style-name="Текст_20_2" style:default-outline-level="1" style:list-style-name="">
      <loext:graphic-properties draw:fill="solid" draw:fill-color="#ffffff"/>
      <style:paragraph-properties fo:margin-left="0in" fo:margin-right="0in" fo:margin-top="0in" fo:margin-bottom="0.111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5a5754" style:text-outline="false" style:text-line-through-style="none" style:text-line-through-type="none" style:text-position="0% 100%" style:font-name="Baskerville" fo:font-family="Baskerville" style:font-family-generic="roman" style:font-pitch="variable" fo:font-size="18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fo:hyphenate="true" fo:hyphenation-remain-char-count="2" fo:hyphenation-push-char-count="2"/>
    </style:style>
    <style:style style:name="Текстовый_20_блок" style:display-name="Текстовый блок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hyphenation-ladder-count="no-limit" fo:text-indent="0.3752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Baskerville" fo:font-family="Baskerville" style:font-family-generic="roman" style:font-pitch="variable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Arial Unicode MS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Пункт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text:list-tab-stop-position="0.5in" fo:text-indent="0.25in" fo:margin-left="0.1252in"/>
        </style:list-level-properties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text:list-tab-stop-position="0.6457in" fo:text-indent="0.2291in" fo:margin-left="0.2709in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text:list-tab-stop-position="0.7709in" fo:text-indent="0.2291in" fo:margin-left="0.3957in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text:list-tab-stop-position="0.8957in" fo:text-indent="0.2291in" fo:margin-left="0.5209in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text:list-tab-stop-position="1.0209in" fo:text-indent="0.2291in" fo:margin-left="0.6457in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text:list-tab-stop-position="1.1457in" fo:text-indent="0.2291in" fo:margin-left="0.7709in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text:list-tab-stop-position="1.2709in" fo:text-indent="0.2291in" fo:margin-left="0.8957in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text:list-tab-stop-position="1.3957in" fo:text-indent="0.2291in" fo:margin-left="1.0209in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text:list-tab-stop-position="1.5209in" fo:text-indent="0.2291in" fo:margin-left="1.145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text:list-tab-stop-position="0.5in" fo:text-indent="0.25in" fo:margin-left="0.1252in"/>
        </style:list-level-properties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text:list-tab-stop-position="0.6457in" fo:text-indent="0.2291in" fo:margin-left="0.2709in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text:list-tab-stop-position="0.7709in" fo:text-indent="0.2291in" fo:margin-left="0.3957in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text:list-tab-stop-position="0.8957in" fo:text-indent="0.2291in" fo:margin-left="0.5209in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text:list-tab-stop-position="1.0209in" fo:text-indent="0.2291in" fo:margin-left="0.6457in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text:list-tab-stop-position="1.1457in" fo:text-indent="0.2291in" fo:margin-left="0.7709in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text:list-tab-stop-position="1.2709in" fo:text-indent="0.2291in" fo:margin-left="0.8957in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text:list-tab-stop-position="1.3957in" fo:text-indent="0.2291in" fo:margin-left="1.0209in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text:list-tab-stop-position="1.5209in" fo:text-indent="0.2291in" fo:margin-left="1.145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Колонтитулы">
      <style:paragraph-properties fo:text-align="start" style:justify-single-word="false">
        <style:tab-stops>
          <style:tab-stop style:position="3.1319in" style:type="center"/>
          <style:tab-stop style:position="6.2638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rl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2T00:48:57.067839357</dc:date>
    <meta:editing-duration>PT10M7S</meta:editing-duration>
    <meta:editing-cycles>1</meta:editing-cycles>
    <meta:document-statistic meta:table-count="0" meta:image-count="0" meta:object-count="0" meta:page-count="1" meta:paragraph-count="8" meta:word-count="68" meta:character-count="565" meta:non-whitespace-character-count="502"/>
    <meta:generator>LibreOffice/5.1.6.2$Linux_X86_64 LibreOffice_project/10m0$Build-2</meta:generator>
  </office:meta>
</office:document-meta>
</file>